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fo:color="#c9211e" loext:opacity="100%" style:font-name="sans-serif" fo:font-size="13.5pt"/>
    </style:style>
    <style:style style:name="P2" style:family="paragraph" style:parent-style-name="Standard">
      <style:paragraph-properties style:writing-mode="lr-tb"/>
      <style:text-properties fo:color="#c9211e" loext:opacity="100%" officeooo:paragraph-rsid="001309ba"/>
    </style:style>
    <style:style style:name="P3" style:family="paragraph" style:parent-style-name="Standard">
      <style:paragraph-properties fo:text-align="justify" style:justify-single-word="false" style:writing-mode="lr-tb"/>
      <style:text-properties fo:color="#c9211e" loext:opacity="100%" style:font-name="sans-serif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color="#c9211e" loext:opacity="100%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Sans-serif" fo:font-size="11pt" officeooo:rsid="0019ea52" officeooo:paragraph-rsid="0019ea52" style:font-size-asian="11pt" style:font-size-complex="11pt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Sans-serif" fo:font-size="11pt" fo:font-weight="bold" officeooo:rsid="0019ea52" officeooo:paragraph-rsid="0019ea52" style:font-size-asian="11pt" style:font-weight-asian="bold" style:font-size-complex="11pt" style:font-weight-complex="bold"/>
    </style:style>
    <style:style style:name="P7" style:family="paragraph" style:parent-style-name="Standard" style:list-style-name="L8">
      <style:paragraph-properties fo:text-align="justify" style:justify-single-word="false" style:writing-mode="lr-tb"/>
      <style:text-properties style:font-name="Sans-serif" fo:font-size="11pt" fo:font-weight="bold" officeooo:rsid="001859fa" officeooo:paragraph-rsid="001859fa" style:font-size-asian="11pt" style:font-weight-asian="bold" style:font-size-complex="11pt" style:font-weight-complex="bold"/>
    </style:style>
    <style:style style:name="P8" style:family="paragraph" style:parent-style-name="Standard" style:list-style-name="L8">
      <style:paragraph-properties fo:text-align="justify" style:justify-single-word="false" style:writing-mode="lr-tb"/>
      <style:text-properties style:font-name="Sans-serif" fo:font-size="11pt" fo:font-weight="bold" officeooo:rsid="001859fa" officeooo:paragraph-rsid="0019ea52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Sans-serif" fo:font-size="11pt" fo:font-weight="bold" officeooo:rsid="001859fa" officeooo:paragraph-rsid="001859fa" style:font-size-asian="11pt" style:font-weight-asian="bold" style:font-size-complex="11pt" style:font-weight-complex="bold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859fa"/>
    </style:style>
    <style:style style:name="T3" style:family="text">
      <style:text-properties officeooo:rsid="0019ea5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ea52" style:font-weight-asian="normal" style:font-weight-complex="normal"/>
    </style:style>
    <style:style style:name="T6" style:family="text">
      <style:text-properties fo:font-weight="normal" officeooo:rsid="001b2d74" style:font-weight-asian="normal" style:font-weight-complex="normal"/>
    </style:style>
    <style:style style:name="T7" style:family="text">
      <style:text-properties fo:font-weight="normal" officeooo:rsid="001cbd2b" style:font-weight-asian="normal" style:font-weight-complex="normal"/>
    </style:style>
    <style:style style:name="T8" style:family="text">
      <style:text-properties fo:font-weight="normal" officeooo:rsid="001d4c9e" style:font-weight-asian="normal" style:font-weight-complex="normal"/>
    </style:style>
    <style:style style:name="T9" style:family="text">
      <style:text-properties fo:font-style="normal" fo:font-weight="normal" officeooo:rsid="0019ea5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b2d7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d4c9e" style:font-style-asian="normal" style:font-weight-asian="normal" style:font-style-complex="normal" style:font-weight-complex="normal"/>
    </style:style>
    <style:style style:name="T12" style:family="text">
      <style:text-properties officeooo:rsid="001b2d74"/>
    </style:style>
    <style:style style:name="T13" style:family="text">
      <style:text-properties officeooo:rsid="001d4c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S4628</text:span> <text:span text:style-name="T1">-</text:span> <text:span text:style-name="T1">P</text:span><text:span text:style-name="T2">5</text:span> <text:span text:style-name="T1">- PUTTING IT ALL TOGETHER</text:span><text:line-break/><text:span text:style-name="T1">Ines Roman Gracia, 123123969</text:span></text:p>
      <text:p text:style-name="P1"/>
      <text:p text:style-name="P3">Question P5 [4 MARKS]: Decision Making</text:p>
      <text:p text:style-name="P3">The IoT-based heating system described in the practical makes heating decisions at the sink node. It would also be possible to make such decisions in the back-end infrastructure (such as a cloud service). Discuss possible advantages and disadvantages of both approaches.</text:p>
      <text:p text:style-name="P4"/>
      <text:p text:style-name="P5">Let's compare the aspects affected by whether the decision-making occurs at the sink node or in the <text:span text:style-name="T13">back-end infrastructure</text:span>:</text:p>
      <text:p text:style-name="P6"/>
      <text:list xml:id="list4034448276" text:style-name="L8">
        <text:list-item>
          <text:p text:style-name="P7">Latency.<text:span text:style-name="T4"> <text:s/></text:span><text:span text:style-name="T6">D</text:span><text:span text:style-name="T5">ecision making in the sink node reduces latency, since the data is processed locally, while the decision making in </text:span><text:span text:style-name="T8">a server</text:span><text:span text:style-name="T5"> adds the latency of the data traveling to </text:span><text:span text:style-name="T6">and from </text:span><text:span text:style-name="T5">the </text:span><text:span text:style-name="T8">server</text:span><text:span text:style-name="T5">.</text:span> </text:p>
        </text:list-item>
        <text:list-item>
          <text:p text:style-name="P7">Data processing. <text:span text:style-name="T9">The resources of the sink node are limited, limiting the complexity of algorithms it can execute. </text:span><text:span text:style-name="T10">The </text:span><text:span text:style-name="T11">server</text:span><text:span text:style-name="T10"> can handle </text:span><text:span text:style-name="T11">more </text:span><text:span text:style-name="T10">complex algorithms.</text:span></text:p>
        </text:list-item>
        <text:list-item>
          <text:p text:style-name="P8">Scalability. <text:span text:style-name="T5">The decision making in the sink nodes is more scalable, </text:span><text:span text:style-name="T6">as </text:span><text:span text:style-name="T5">it distributes the workload </text:span><text:span text:style-name="T6">among nodes,</text:span><text:span text:style-name="T5"> each nodes processes the data of the local nodes. Centralized decision making </text:span><text:span text:style-name="T6">in the </text:span><text:span text:style-name="T8">server</text:span><text:span text:style-name="T6"> </text:span><text:span text:style-name="T5">introduces a single point of failure, </text:span><text:span text:style-name="T8">i</text:span><text:span text:style-name="T5">f the </text:span><text:span text:style-name="T8">back-end infrasture</text:span><text:span text:style-name="T5"> goes down, the entire system may become non-functional.</text:span></text:p>
        </text:list-item>
        <text:list-item>
          <text:p text:style-name="P7">Offline <text:span text:style-name="T3">operation. </text:span><text:span text:style-name="T5">The sink nodes can work offline with their local nodes because they are connected. </text:span><text:span text:style-name="T8">In case of using a server, t</text:span><text:span text:style-name="T5">he </text:span><text:span text:style-name="T8">whole system would </text:span><text:span text:style-name="T6">require</text:span><text:span text:style-name="T5"> internet connection at all times to be able to receive </text:span><text:span text:style-name="T6">and send the data</text:span><text:span text:style-name="T5">. </text:span></text:p>
        </text:list-item>
        <text:list-item>
          <text:p text:style-name="P7"><text:span text:style-name="T3">Algorithm</text:span> <text:span text:style-name="T12">updates</text:span><text:span text:style-name="T3">.</text:span><text:span text:style-name="T5"> If </text:span><text:span text:style-name="T6">there is an update in the decision-making algorithm, implementing it in the </text:span><text:span text:style-name="T8">server</text:span><text:span text:style-name="T6"> would be much quicker since it would only require one update, whereas </text:span><text:span text:style-name="T7">updating </text:span><text:span text:style-name="T6">the algorithm in each and every of the sink nodes </text:span><text:span text:style-name="T7">would be a much longer process</text:span><text:span text:style-name="T6">.</text:span></text:p>
        </text:list-item>
      </text:list>
      <text:p text:style-name="P9"><text:span text:style-name="T6"/></text:p>
      <text:p text:style-name="P9"><text:span text:style-name="T6">In conclusion, the decision between using sink nodes and </text:span><text:span text:style-name="T7">back-end</text:span><text:span text:style-name="T6"> </text:span><text:span text:style-name="T7">infrastructure </text:span><text:span text:style-name="T6">decision-making depends on the specific needs of each IoT system. Sink nodes are more suitable when decision-making needs to be fast and localized, and highly complex algorithms are not required. On the other hand, </text:span><text:span text:style-name="T7">back-end</text:span><text:span text:style-name="T6"> decision-making is </text:span><text:span text:style-name="T7">suits systems where the latency is not crucial and complex algorithms, such as large-scale data analysis, are need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3:19:51.270512635</meta:creation-date>
    <dc:date>2024-04-21T14:09:35.114935318</dc:date>
    <meta:editing-duration>PT29M1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45" meta:character-count="2127" meta:non-whitespace-character-count="1794"/>
  </office:meta>
</office:document-meta>
</file>